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6pt" fo:font-weight="bold" officeooo:rsid="0001598d" officeooo:paragraph-rsid="0001598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2pt" officeooo:rsid="00182f48" officeooo:paragraph-rsid="0001598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Noto Sans" fo:font-size="12pt" fo:font-weight="bold" officeooo:rsid="000f13f7" officeooo:paragraph-rsid="0001598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Sans" officeooo:rsid="000f13f7" officeooo:paragraph-rsid="0001598d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12pt" fo:font-weight="normal" officeooo:rsid="0001598d" officeooo:paragraph-rsid="0001598d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ES Abastos – DAW 7K</text:p>
      <text:p text:style-name="P2">Proyecto Integrador</text:p>
      <text:p text:style-name="P2">Grupo:</text:p>
      <text:p text:style-name="P2"><text:tab/>Brandon Acapa</text:p>
      <text:p text:style-name="P2"><text:tab/>Rocio Garcia</text:p>
      <text:p text:style-name="P2"><text:tab/>Diego Ramirez</text:p>
      <text:p text:style-name="P2"><text:tab/>Oscar Pereira</text:p>
      <text:p text:style-name="P4"/>
      <text:p text:style-name="P4">VOLUNTAPP</text:p>
      <text:p text:style-name="P1">Especificaciones Tecnicas</text:p>
      <text:p text:style-name="P3"><text:span text:style-name="T1"/></text:p>
      <text:p text:style-name="P5"/>
      <text:p text:style-name="P5"/>
      <text:p text:style-name="P5">Estructura para Requisitos Técnicos</text:p>
      <text:p text:style-name="P5">1. Introducción</text:p>
      <text:p text:style-name="P5"/>
      <text:p text:style-name="P5"><text:s text:c="4"/>Objetivo: Breve descripción de lo que busca lograr el proyecto.</text:p>
      <text:p text:style-name="P5"><text:s text:c="4"/>Alcance: Resumen de las funcionalidades clave y las áreas donde se aplicará la solución.</text:p>
      <text:p text:style-name="P5"/>
      <text:p text:style-name="P5">2. Descripción General</text:p>
      <text:p text:style-name="P5"/>
      <text:p text:style-name="P5"><text:s text:c="4"/>Visión General del Sistema: Explicación de alto nivel sobre cómo funcionará el sistema.</text:p>
      <text:p text:style-name="P5"><text:s text:c="4"/>Limitaciones: Factores que restringen el desarrollo o la funcionalidad (tiempo, presupuesto, herramientas disponibles).</text:p>
      <text:p text:style-name="P5"><text:s text:c="4"/>Suposiciones: Aspectos que se asumen como ciertos durante el desarrollo (e.g., disponibilidad del servidor).</text:p>
      <text:p text:style-name="P5"/>
      <text:p text:style-name="P5">3. Requisitos Funcionales</text:p>
      <text:p text:style-name="P5"/>
      <text:p text:style-name="P5"><text:s text:c="4"/>Lista detallada de las funcionalidades que debe cumplir el sistema.</text:p>
      <text:p text:style-name="P5"><text:s text:c="8"/>Formato recomendado:</text:p>
      <text:p text:style-name="P5"><text:s text:c="12"/>[Función Principal]</text:p>
      <text:p text:style-name="P5"><text:s text:c="16"/>Descripción: ¿Qué hará la función?</text:p>
      <text:p text:style-name="P5"><text:s text:c="16"/>Entrada: Datos requeridos.</text:p>
      <text:p text:style-name="P5"><text:s text:c="16"/>Salida: Resultados esperados.</text:p>
      <text:p text:style-name="P5"><text:s text:c="16"/>Prioridad: Alta, media, baja.</text:p>
      <text:p text:style-name="P5"><text:s text:c="8"/>Ejemplo:</text:p>
      <text:p text:style-name="P5"/>
      <text:p text:style-name="P5"><text:s text:c="8"/>1. Autenticación de usuario</text:p>
      <text:p text:style-name="P5"><text:s text:c="11"/>- Descripción: Los usuarios deben poder iniciar sesión usando un correo y contraseña.</text:p>
      <text:p text:style-name="P5"><text:s text:c="11"/>- Entrada: Correo y contraseña válidos.</text:p>
      <text:p text:style-name="P5"><text:soft-page-break/><text:s text:c="11"/>- Salida: Acceso al sistema.</text:p>
      <text:p text:style-name="P5"><text:s text:c="11"/>- Prioridad: Alta.</text:p>
      <text:p text:style-name="P5"/>
      <text:p text:style-name="P5">4. Requisitos No Funcionales</text:p>
      <text:p text:style-name="P5"/>
      <text:p text:style-name="P5"><text:s text:c="4"/>Aspectos técnicos relacionados con el rendimiento, seguridad, mantenimiento, etc.</text:p>
      <text:p text:style-name="P5"><text:s text:c="8"/>Escalabilidad: Soportar hasta X usuarios concurrentes.</text:p>
      <text:p text:style-name="P5"><text:s text:c="8"/>Rendimiento: Respuesta del servidor en menos de Y ms.</text:p>
      <text:p text:style-name="P5"><text:s text:c="8"/>Seguridad: Cifrado de datos sensibles (e.g., contraseñas).</text:p>
      <text:p text:style-name="P5"><text:s text:c="8"/>Compatibilidad: Funcionar en navegadores modernos (Chrome, Firefox, Edge).</text:p>
      <text:p text:style-name="P5"/>
      <text:p text:style-name="P5">5. Arquitectura del Sistema</text:p>
      <text:p text:style-name="P5"/>
      <text:p text:style-name="P5"><text:s text:c="4"/>Diagrama del Sistema:</text:p>
      <text:p text:style-name="P5"><text:s text:c="8"/>Incluye diagramas como:</text:p>
      <text:p text:style-name="P5"><text:s text:c="12"/>Diagrama de arquitectura general.</text:p>
      <text:p text:style-name="P5"><text:s text:c="12"/>Flujo de datos entre módulos.</text:p>
      <text:p text:style-name="P5"><text:s text:c="12"/>Diagramas de bases de datos (ERD).</text:p>
      <text:p text:style-name="P5"><text:s text:c="4"/>Componentes: Descripción de las partes principales del sistema (frontend, backend, base de datos, APIs).</text:p>
      <text:p text:style-name="P5"/>
      <text:p text:style-name="P5">6. Tecnologías y Herramientas</text:p>
      <text:p text:style-name="P5"/>
      <text:p text:style-name="P5"><text:s text:c="4"/>Lenguajes de Programación: (Ej.: JavaScript, Python).</text:p>
      <text:p text:style-name="P5"><text:s text:c="4"/>Frameworks: (Ej.: React, Node.js, Express).</text:p>
      <text:p text:style-name="P5"><text:s text:c="4"/>Base de Datos: (Ej.: PostgreSQL, MongoDB).</text:p>
      <text:p text:style-name="P5"><text:s text:c="4"/>Control de Versiones: (Ej.: Git, GitHub).</text:p>
      <text:p text:style-name="P5"><text:s text:c="4"/>Otras Herramientas: (Ej.: Docker, Jest para pruebas).</text:p>
      <text:p text:style-name="P5"/>
      <text:p text:style-name="P5">7. Interacción de Usuario (UI/UX)</text:p>
      <text:p text:style-name="P5"/>
      <text:p text:style-name="P5"><text:s text:c="4"/>Breve descripción de cómo los usuarios interactuarán con el sistema.</text:p>
      <text:p text:style-name="P5"><text:s text:c="4"/>Mockups o wireframes de las interfaces clave (pueden usar herramientas como Figma o Adobe XD).</text:p>
      <text:p text:style-name="P5"/>
      <text:p text:style-name="P5">8. Requisitos de Pruebas</text:p>
      <text:p text:style-name="P5"/>
      <text:p text:style-name="P5"><text:s text:c="4"/>Pruebas Unitarias: Funcionalidades individuales deben estar probadas.</text:p>
      <text:p text:style-name="P5"><text:s text:c="4"/>Pruebas de Integración: Verificar la interacción entre diferentes módulos.</text:p>
      <text:p text:style-name="P5"><text:s text:c="4"/>Pruebas de Usuario: Validar la experiencia del usuario.</text:p>
      <text:p text:style-name="P5"/>
      <text:p text:style-name="P5">9. Cronograma</text:p>
      <text:p text:style-name="P5"/>
      <text:p text:style-name="P5"><text:s text:c="4"/>Dividir el desarrollo en etapas (e.g., prototipado, desarrollo, pruebas).</text:p>
      <text:p text:style-name="P5"><text:soft-page-break/><text:s text:c="4"/>Ejemplo de etapas:</text:p>
      <text:p text:style-name="P5"><text:s text:c="8"/>Diseño (1 semana)</text:p>
      <text:p text:style-name="P5"><text:s text:c="8"/>Desarrollo Frontend (3 semanas)</text:p>
      <text:p text:style-name="P5"><text:s text:c="8"/>Integración con Backend (2 semanas)</text:p>
      <text:p text:style-name="P5"><text:s text:c="8"/>Pruebas (1 semana)</text:p>
      <text:p text:style-name="P5"><text:s text:c="8"/>Despliegue y entrega (1 semana)</text:p>
      <text:p text:style-name="P5"/>
      <text:p text:style-name="P5">10. Glosario</text:p>
      <text:p text:style-name="P5"/>
      <text:p text:style-name="P5"><text:s text:c="4"/>Definir términos técnicos o siglas importantes para evitar malentendidos.</text:p>
      <text:p text:style-name="P5"/>
      <text:p text:style-name="P5">11. Anexos (Opcional)</text:p>
      <text:p text:style-name="P5"/>
      <text:p text:style-name="P5"><text:s text:c="4"/>Documentación adicional, links útiles, referencias,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20:50:01.140213119</meta:creation-date>
    <dc:date>2025-01-20T21:00:51.559307416</dc:date>
    <meta:editing-duration>PT1M2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69" meta:word-count="383" meta:character-count="3172" meta:non-whitespace-character-count="2501"/>
  </office:meta>
</office:document-meta>
</file>